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/>
          <table:table-cell table:style-name="ce10" office:value-type="string" calcext:value-type="string">
            <text:p>Score For</text:p>
          </table:table-cell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5"/>
        </table:table-row>
        <table:table-row table:style-name="ro3" table:number-rows-repeated="3">
          <table:table-cell table:number-columns-repeated="9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8"/>
        </table:table-row>
        <table:table-row table:style-name="ro3" table:number-rows-repeated="52">
          <table:table-cell table:number-columns-repeated="9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/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1: The Perfectionist, The Reformer</text:p>
          </table:table-cell>
          <table:table-cell table:style-name="ce11" table:formula="of:=SUM([.I10];[.I21];[.I32];[.I40])" office:value-type="float" office:value="4" calcext:value-type="float">
            <text:p>4</text:p>
          </table:table-cell>
          <table:table-cell table:style-name="ce28" table:formula="of:=([.B102]-4)*0.0625" office:value-type="percentage" office:value="0" calcext:value-type="percentage">
            <text:p>0%</text:p>
          </table:table-cell>
          <table:table-cell table:formula="of:=IF([.C102]&lt;=20;&quot;Very Low&quot;;IF([.C102]&lt;=36;&quot;Low&quot;;IF([.C102]&lt;=46;&quot;A Little Low&quot;;IF([.C102]&lt;=53;&quot;Average&quot;;IF([.C102]&lt;=63;&quot;A Little High&quot;;IF([.C102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2]/[.C111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2: The Helper</text:p>
          </table:table-cell>
          <table:table-cell table:style-name="ce11" table:formula="of:=SUM([.I14];[.I19];[.I29];[.I35])" office:value-type="float" office:value="8" calcext:value-type="float">
            <text:p>8</text:p>
          </table:table-cell>
          <table:table-cell table:style-name="ce28" table:formula="of:=([.B103]-4)*0.0625" office:value-type="percentage" office:value="0.25" calcext:value-type="percentage">
            <text:p>25%</text:p>
          </table:table-cell>
          <table:table-cell table:formula="of:=IF([.C103]&lt;=20;&quot;Very Low&quot;;IF([.C103]&lt;=36;&quot;Low&quot;;IF([.C103]&lt;=46;&quot;A Little Low&quot;;IF([.C103]&lt;=53;&quot;Average&quot;;IF([.C103]&lt;=63;&quot;A Little High&quot;;IF([.C103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3]/[.C111])" office:value-type="percentage" office:value="0.0555555555555556" calcext:value-type="percentage">
            <text:p>5.56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3: The Acheiver</text:p>
          </table:table-cell>
          <table:table-cell table:style-name="ce11" table:formula="of:=SUM([.I8];[.I17];[.I25];[.I33])" office:value-type="float" office:value="12" calcext:value-type="float">
            <text:p>12</text:p>
          </table:table-cell>
          <table:table-cell table:style-name="ce28" table:formula="of:=([.B104]-4)*0.0625" office:value-type="percentage" office:value="0.5" calcext:value-type="percentage">
            <text:p>50%</text:p>
          </table:table-cell>
          <table:table-cell table:formula="of:=IF([.C104]&lt;=20;&quot;Very Low&quot;;IF([.C104]&lt;=36;&quot;Low&quot;;IF([.C104]&lt;=46;&quot;A Little Low&quot;;IF([.C104]&lt;=53;&quot;Average&quot;;IF([.C104]&lt;=63;&quot;A Little High&quot;;IF([.C104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4]/[.C111])" office:value-type="percentage" office:value="0.111111111111111" calcext:value-type="percentage">
            <text:p>11.11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4: The Romantic, The Individualist</text:p>
          </table:table-cell>
          <table:table-cell table:style-name="ce11" table:formula="of:=SUM([.I6];[.I16];[.I27];[.I36])" office:value-type="float" office:value="16" calcext:value-type="float">
            <text:p>16</text:p>
          </table:table-cell>
          <table:table-cell table:style-name="ce28" table:formula="of:=([.B105]-4)*0.0625" office:value-type="percentage" office:value="0.75" calcext:value-type="percentage">
            <text:p>75%</text:p>
          </table:table-cell>
          <table:table-cell table:formula="of:=IF([.C105]&lt;=20;&quot;Very Low&quot;;IF([.C105]&lt;=36;&quot;Low&quot;;IF([.C105]&lt;=46;&quot;A Little Low&quot;;IF([.C105]&lt;=53;&quot;Average&quot;;IF([.C105]&lt;=63;&quot;A Little High&quot;;IF([.C105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5]/[.C111])" office:value-type="percentage" office:value="0.166666666666667" calcext:value-type="percentage">
            <text:p>16.67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5: The Observer, The Investigator</text:p>
          </table:table-cell>
          <table:table-cell table:style-name="ce11" table:formula="of:=SUM([.I5];[.I13];[.I23];[.I31])" office:value-type="float" office:value="20" calcext:value-type="float">
            <text:p>20</text:p>
          </table:table-cell>
          <table:table-cell table:style-name="ce28" table:formula="of:=([.B106]-4)*0.0625" office:value-type="percentage" office:value="1" calcext:value-type="percentage">
            <text:p>100%</text:p>
          </table:table-cell>
          <table:table-cell table:formula="of:=IF([.C106]&lt;=20;&quot;Very Low&quot;;IF([.C106]&lt;=36;&quot;Low&quot;;IF([.C106]&lt;=46;&quot;A Little Low&quot;;IF([.C106]&lt;=53;&quot;Average&quot;;IF([.C106]&lt;=63;&quot;A Little High&quot;;IF([.C106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6]/[.C111])" office:value-type="percentage" office:value="0.222222222222222" calcext:value-type="percentage">
            <text:p>22.22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6: The Questioner, The Loyalist</text:p>
          </table:table-cell>
          <table:table-cell table:style-name="ce11" table:formula="of:=SUM([.I9];[.I20];[.I26];[.I38])" office:value-type="float" office:value="4" calcext:value-type="float">
            <text:p>4</text:p>
          </table:table-cell>
          <table:table-cell table:style-name="ce28" table:formula="of:=([.B107]-4)*0.0625" office:value-type="percentage" office:value="0" calcext:value-type="percentage">
            <text:p>0%</text:p>
          </table:table-cell>
          <table:table-cell table:formula="of:=IF([.C107]&lt;=20;&quot;Very Low&quot;;IF([.C107]&lt;=36;&quot;Low&quot;;IF([.C107]&lt;=46;&quot;A Little Low&quot;;IF([.C107]&lt;=53;&quot;Average&quot;;IF([.C107]&lt;=63;&quot;A Little High&quot;;IF([.C107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7]/[.C111]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7: The Adventurer, The Enthusiast</text:p>
          </table:table-cell>
          <table:table-cell table:style-name="ce11" table:formula="of:=SUM([.I7];[.I15];[.I22];[.I34])" office:value-type="float" office:value="8" calcext:value-type="float">
            <text:p>8</text:p>
          </table:table-cell>
          <table:table-cell table:style-name="ce28" table:formula="of:=([.B108]-4)*0.0625" office:value-type="percentage" office:value="0.25" calcext:value-type="percentage">
            <text:p>25%</text:p>
          </table:table-cell>
          <table:table-cell table:formula="of:=IF([.C108]&lt;=20;&quot;Very Low&quot;;IF([.C108]&lt;=36;&quot;Low&quot;;IF([.C108]&lt;=46;&quot;A Little Low&quot;;IF([.C108]&lt;=53;&quot;Average&quot;;IF([.C108]&lt;=63;&quot;A Little High&quot;;IF([.C108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8]/[.C111])" office:value-type="percentage" office:value="0.0555555555555556" calcext:value-type="percentage">
            <text:p>5.56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8: The Asserter, The Challenger</text:p>
          </table:table-cell>
          <table:table-cell table:style-name="ce11" table:formula="of:=SUM([.I11];[.I18];[.I28];[.I37])" office:value-type="float" office:value="16" calcext:value-type="float">
            <text:p>16</text:p>
          </table:table-cell>
          <table:table-cell table:style-name="ce28" table:formula="of:=([.B109]-4)*0.0625" office:value-type="percentage" office:value="0.75" calcext:value-type="percentage">
            <text:p>75%</text:p>
          </table:table-cell>
          <table:table-cell table:formula="of:=IF([.C109]&lt;=20;&quot;Very Low&quot;;IF([.C109]&lt;=36;&quot;Low&quot;;IF([.C109]&lt;=46;&quot;A Little Low&quot;;IF([.C109]&lt;=53;&quot;Average&quot;;IF([.C109]&lt;=63;&quot;A Little High&quot;;IF([.C109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09]/[.C111])" office:value-type="percentage" office:value="0.166666666666667" calcext:value-type="percentage">
            <text:p>16.67%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9: The Peacemaker</text:p>
          </table:table-cell>
          <table:table-cell table:style-name="ce11" table:formula="of:=SUM([.I12];[.I24];[.I30];[.I39])" office:value-type="float" office:value="20" calcext:value-type="float">
            <text:p>20</text:p>
          </table:table-cell>
          <table:table-cell table:style-name="ce28" table:formula="of:=([.B110]-4)*0.0625" office:value-type="percentage" office:value="1" calcext:value-type="percentage">
            <text:p>100%</text:p>
          </table:table-cell>
          <table:table-cell table:formula="of:=IF([.C110]&lt;=20;&quot;Very Low&quot;;IF([.C110]&lt;=36;&quot;Low&quot;;IF([.C110]&lt;=46;&quot;A Little Low&quot;;IF([.C110]&lt;=53;&quot;Average&quot;;IF([.C110]&lt;=63;&quot;A Little High&quot;;IF([.C110]&lt;=79;&quot;High&quot;;&quot;Very High&quot;))))))" office:value-type="string" office:string-value="Very Low" calcext:value-type="string">
            <text:p>Very Low</text:p>
          </table:table-cell>
          <table:table-cell table:style-name="ce29" table:formula="of:=([.C110]/[.C111])" office:value-type="percentage" office:value="0.222222222222222" calcext:value-type="percentage">
            <text:p>22.22%</text:p>
          </table:table-cell>
          <table:table-cell table:number-columns-repeated="4"/>
        </table:table-row>
        <table:table-row table:style-name="ro3">
          <table:table-cell table:style-name="ce21" office:value-type="string" calcext:value-type="string">
            <text:p>Totals</text:p>
          </table:table-cell>
          <table:table-cell/>
          <table:table-cell table:style-name="ce28" table:formula="of:=SUM([.C102:.C110])" office:value-type="percentage" office:value="4.5" calcext:value-type="percentage">
            <text:p>450%</text:p>
          </table:table-cell>
          <table:table-cell/>
          <table:table-cell table:style-name="ce29" table:formula="of:=SUM([.E102:.E110]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8" office:value-type="string" calcext:value-type="string">
            <text:p>¹ Type names come from the books <text:span text:style-name="T2">The Enneagram Made Easy</text:span> and <text:span text:style-name="T2">The Wisdom of the Enneagram</text:span></text:p>
          </table:table-cell>
          <table:table-cell table:number-columns-repeated="8"/>
        </table:table-row>
        <table:table-row table:style-name="ro3" table:number-rows-repeated="104846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2:09:51.142654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2:44:45.942602520</dc:date>
    <meta:editing-duration>P6DT20H17M31S</meta:editing-duration>
    <meta:editing-cycles>28</meta:editing-cycles>
    <meta:generator>LibreOffice/6.4.7.2$Linux_X86_64 LibreOffice_project/40$Build-2</meta:generator>
    <meta:document-statistic meta:table-count="1" meta:cell-count="258" meta:object-count="0"/>
  </office:meta>
</office:document-meta>
</file>